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row table:style-name="ro1"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6.5" calcext:value-type="float">
            <text:p>-16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6.5" calcext:value-type="float">
            <text:p>-16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-16.5" calcext:value-type="float">
            <text:p>-16.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</table:table-row>
        <table:table-row table:style-name="ro1">
          <table:table-cell office:value-type="float" office:value="-22.5" calcext:value-type="float">
            <text:p>-22.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18.5" calcext:value-type="float">
            <text:p>-18.5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-21.5" calcext:value-type="float">
            <text:p>-21.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-16.5" calcext:value-type="float">
            <text:p>-16.5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26.5" calcext:value-type="float">
            <text:p>-2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바탕" style:font-family-generic="roman" style:font-pitch="variable" fo:font-size="12pt" fo:language="en" fo:country="US" style:letter-kerning="true" style:font-name-asian="맑은 고딕1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맑은 고딕"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9T16:02:48.735000000</meta:creation-date>
    <dc:date>2024-06-09T16:24:00.785000000</dc:date>
    <meta:editing-duration>PT9M24S</meta:editing-duration>
    <meta:editing-cycles>2</meta:editing-cycles>
    <meta:generator>LibreOffice/24.2.1.2$Windows_X86_64 LibreOffice_project/db4def46b0453cc22e2d0305797cf981b68ef5ac</meta:generator>
    <meta:document-statistic meta:table-count="1" meta:cell-count="408" meta:object-count="0"/>
  </office:meta>
</office:document-meta>
</file>